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principales-concepciones-de-la-ciencia-las-revoluciones-cientificas-la-ciencia-como-proceso-en-construccion-ejemplos-en-fisica-o-quimica<text:line-break/>02-momentos-claves-en-el-desarrollo-de-la-fisica-y-la-quimica-principales-cientificos-y-problemas-de-investigacion-actual<text:line-break/>03-magnitudes-fisicas-y-quimicas-sistema-internacional-de-unidades-medida-e-incertidumbre-experimental<text:line-break/>04-cinematica-elementos-para-la-descripcion-del-movimiento-y-metodos-experimentales<text:line-break/>05-evolucion-historica-de-la-relacion-fuerza-movimiento-leyes-de-newton-y-conservacion-del-momento-lineal<text:line-break/>06-movimiento-de-rotacion-de-una-particula-cinematica-y-dinamica-conservacion-del-momento-angular<text:line-break/>07-dinamica-de-un-sistema-de-particulas-conservacion-del-momento-y-de-la-energia<text:line-break/>08-la-posicion-de-la-tierra-en-el-universo-sistemas-geocentrico-y-heliocentrico-teoria-de-la-gravitacion-universal<text:line-break/>09-estatica-de-los-cuerpos-rigidos-condiciones-de-equilibrio-maquinas-e-influencia-social<text:line-break/>10-estatica-de-fluidos-presion-atmosferica-y-estudio-experimental-de-la-presion<text:line-break/>11-dinamica-de-fluidos-ecuacion-de-continuidad-y-de-bernoulli-regimenes-laminar-y-turbulento-aplicaciones<text:line-break/>12-gases-ideales-y-reales-teoria-cinetica-y-cambios-de-estado<text:line-break/>13-fisica-de-la-atmosfera-fenomenos-atmosfericos-y-contaminacion-medidas-de-proteccion<text:line-break/>14-la-energia-y-su-transferencia-principio-de-conservacion-y-repercusiones-medioambientales<text:line-break/>15-energia-interna-calor-y-temperatura-desarrollo-historico-y-propagacion-del-calor<text:line-break/>16-calor-y-trabajo-en-los-procesos-termodinamicos-primera-ley-y-maquinas-termicas<text:line-break/>17-entropia-y-segundo-principio-de-la-termodinamica-orden-desorden-y-espontaneidad<text:line-break/>18-ondas-en-medios-elasticos-y-el-sonido-principio-de-superposicion-y-contaminacion-acustica<text:line-break/>19-naturaleza-electrica-de-la-materia-electrostatica-y-energia-de-interaccion<text:line-break/>20-corriente-electrica-circuitos-de-corriente-continua-y-ley-de-ohm<text:line-break/>21-campo-magnetico-generacion-y-efectos-sobre-cargas-en-movimiento-aplicaciones<text:line-break/>22-campos-electricos-y-magneticos-dependientes-del-tiempo-leyes-de-maxwell-e-induccion-electromagnetica<text:line-break/>23-generacion-de-corrientes-alternas-generadores-motores-y-transformadores<text:line-break/>24-elementos-de-circuitos-electricos-resistencias-bobinas-y-condensadores-en-corriente-continua-y-alterna<text:line-break/>25-ondas-electromagneticas-origen-propiedades-y-aplicaciones-espectros-y-medidas-de-proteccion<text:line-break/>26-optica-geometrica-principio-de-fermat-formacion-de-imagenes-y-ojo-humano<text:line-break/>27-optica-fisica-propiedades-de-las-ondas-luminosas-y-teoria-del-color<text:line-break/>28-desarrollo-historico-de-la-unificacion-de-la-electricidad-el-magnetismo-y-la-optica<text:line-break/>29-limitaciones-de-la-fisica-clasica-mecanica-relativista-y-postulados-de-la-relatividad-especial<text:line-break/>30-teoria-cuantica-origen-problemas-precursores-y-fenomenos-que-la-corrobora<text:line-break/>31-dualidad-onda-corpusculo-interaccion-radiacion-materia-y-relaciones-de-incertidumbre<text:line-break/>32-sistemas-materiales-mezclas-sustancias-y-procedimientos-de-separacion-lenguaje-quimico<text:line-break/>33-teoria-atomica-de-dalton-principio-de-conservacion-de-la-masa-y-leyes-ponderales<text:line-break/>34-modelos-atomicos-evolucion-historica-y-justificacion<text:line-break/>35-el-nucleo-atomico-modelos-energia-de-enlace-y-radiacion-aplicaciones-y-seguridad<text:line-break/>36-fuerzas-fundamentales-de-la-naturaleza-gravitatoria-electromagnetica-fuerte-y-debil-teorias-de-unificacion<text:line-break/><text:soft-page-break/>37-energia-nuclear-fision-y-fusion-utilizacion-y-residuos-nucleares<text:line-break/>38-particulas-elementales-estado-actual-del-estudio-y-teorias-sobre-el-universo<text:line-break/>39-sistema-solar-astrofisica-y-evolucion-estelar-estructura-del-universo<text:line-break/>40-clasificacion-de-los-elementos-quimicos-periodicidad-y-configuracion-electronica<text:line-break/>41-el-enlace-quimico-aspectos-energeticos-y-clasificacion-segun-electronegatividad<text:line-break/>42-enlace-covalente-orbitales-moleculares-diagramas-de-energia-y-geometria-molecular<text:line-break/>43-fuerzas-intermoleculares-y-sus-efectos-sobre-las-propiedades-de-las-sustancias<text:line-break/>44-sustancias-ionicas-formacion-de-cristales-y-compuestos-ionicos<text:line-break/>45-teoria-de-bandas-conductores-semiconductores-y-superconductores<text:line-break/>46-metales-obtencion-propiedades-aleaciones-e-interes-economico<text:line-break/>47-elementos-no-metalicos-obtencion-propiedades-y-compuestos-principales<text:line-break/>48-elementos-de-transicion-compuestos-de-coordinacion-y-teorias-explicativas<text:line-break/>49-disoluciones-leyes-de-disoluciones-propiedades-coligativas-y-electrolitos<text:line-break/>50-cinetica-quimica-teorias-de-colisiones-y-del-estado-de-transicion-metodos-de-determinacion<text:line-break/>51-catalisis-industrial-y-biologica-enzimas-y-energia-de-activacion<text:line-break/>52-energia-y-transformaciones-quimicas-ecuaciones-termoquimicas-y-calores-de-reaccion<text:line-break/>53-entropia-y-energia-libre-de-gibbs-espontaneidad-y-equilibrio-quimico<text:line-break/>54-equilibrio-quimico-constante-y-modificaciones-externas-equilibrios-heterogeneos<text:line-break/>55-acidos-y-bases-teorias-ph-indicadores-curvas-de-valoracion-y-sistemas-amortiguadores<text:line-break/>56-acidos-inorganicos-industriales-obtencion-propiedades-aplicaciones-y-seguridad<text:line-break/>57-reacciones-redox-procesos-industriales-pilas-corrosion-y-metalurgia<text:line-break/>58-procesos-quimicos-en-el-agua-y-el-aire-contaminacion-y-depuracion<text:line-break/>59-quimica-del-carbono-estructura-enlaces-y-nomenclatura-isomeria-y-actividad-optica<text:line-break/>60-tipos-y-mecanismos-de-reacciones-organicas-ejemplos-caracteristicos<text:line-break/>61-metodos-de-identificacion-de-compuestos-organicos-analisis-estructural-y-espectrografico<text:line-break/>62-hidrocarburos-nomenclatura-obtencion-propiedades-e-identificacion<text:line-break/>63-quimica-del-petroleo-productos-derivados-contaminacion-y-normativa<text:line-break/>64-funciones-oxigenadas-y-nitrogenadas-caracteristicas-obtencion-y-propiedades-industriales<text:line-break/>65-compuestos-aromaticos-el-benceno-y-otros-compuestos-de-interes-industrial<text:line-break/>66-compuestos-organicos-de-importancia-biologica-alimentos-y-salud<text:line-break/>67-polimeros-naturales-y-sinteticos-obtencion-utilizacion-y-reciclado<text:line-break/>68-rocas-y-minerales-del-relieve-espanol-propiedades-e-importancia-economica<text:line-break/>69-origen-estructura-y-composicion-de-la-tierra-teorias-orogenicas-y-tectonica-de-placas<text:line-break/>70-la-tierra-en-continuo-cambio-fosiles-y-tiempo-geologico-evolucion-y-mecanismos<text:line-break/>71-origen-de-la-vida-teoria-celular-y-base-quimica-de-la-vida-celula-y-herencia<text:line-break/>72-seres-pluricelulares-nutricion-reproduccion-y-diversidad-de-los-seres-vivos<text:line-break/>73-ecologia-poblaciones-comunidades-y-ecosistemas-problemas-ambientales-y-educacion<text:line-break/>74-salud-y-enfermedad-nutricion-reproduccion-y-salud-mental-estilos-de-vida-saludables<text:line-break/>75-trabajo-experimental-en-ciencias-utilizacion-del-laboratorio-y-normas-de-seguridad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8-11T18:14:51.050000000</meta:creation-date>
    <dc:date>2025-10-04T10:18:28.255000000</dc:date>
    <meta:editing-duration>PT1H12M44S</meta:editing-duration>
    <meta:editing-cycles>6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1" meta:word-count="75" meta:character-count="6283" meta:non-whitespace-character-count="6209"/>
  </office:meta>
</office:document-meta>
</file>